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3655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2.3495cm"/>
    </style:style>
    <style:style style:name="co4" style:family="table-column">
      <style:table-column-properties fo:break-before="auto" style:column-width="3.6195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9.44033333333333cm" style:use-optimal-column-width="true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4.3603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Ingrediente</text:p>
          </table:table-cell>
          <table:table-cell office:value-type="string" table:style-name="ce1">
            <text:p>Modificador</text:p>
          </table:table-cell>
          <table:table-cell office:value-type="string" table:style-name="ce1">
            <text:p>Cantidad</text:p>
          </table:table-cell>
          <table:table-cell office:value-type="string" table:style-name="ce1">
            <text:p>Medida</text:p>
          </table:table-cell>
          <table:table-cell office:value-type="string" table:style-name="ce1">
            <text:p>Medida Exacta</text:p>
          </table:table-cell>
          <table:table-cell office:value-type="string" table:style-name="ce1">
            <text:p>Opcional</text:p>
          </table:table-cell>
          <table:table-cell office:value-type="string" table:style-name="ce1">
            <text:p>Receta</text:p>
          </table:table-cell>
          <table:table-cell office:value-type="string" table:style-name="ce1">
            <text:p>Categoría</text:p>
          </table:table-cell>
          <table:table-cell office:value-type="string" table:style-name="ce1">
            <text:p>Subcategorí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fruta bomb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ruta bomba</text:p>
          </table:table-cell>
          <table:table-cell office:value-type="string" table:style-name="ce1">
            <text:p>pulp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fruta bomb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fruta bomb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fruta bomb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fruta bomb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fruta bomb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alleticas dulces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alleta</text:p>
          </table:table-cell>
          <table:table-cell office:value-type="string" table:style-name="ce1">
            <text:p>dulc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unidad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alleticas dulces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alleticas dulces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alleticas dulces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anabana</text:p>
          </table:table-cell>
          <table:table-cell office:value-type="string" table:style-name="ce1">
            <text:p>pulp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z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ón</text:p>
          </table:table-cell>
          <table:table-cell office:value-type="string" table:style-name="ce1">
            <text:p>pupl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z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rimoya</text:p>
          </table:table-cell>
          <table:table-cell office:value-type="string" table:style-name="ce1">
            <text:p>pulp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z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co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anabana</text:p>
          </table:table-cell>
          <table:table-cell office:value-type="string" table:style-name="ce1">
            <text:p>pulp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z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ón</text:p>
          </table:table-cell>
          <table:table-cell office:value-type="string" table:style-name="ce1">
            <text:p>pupl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z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rimoya</text:p>
          </table:table-cell>
          <table:table-cell office:value-type="string" table:style-name="ce1">
            <text:p>pulp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z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con leche y claras de hue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uanabana</text:p>
          </table:table-cell>
          <table:table-cell office:value-type="string" table:style-name="ce1">
            <text:p>pulp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guanaban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nón</text:p>
          </table:table-cell>
          <table:table-cell office:value-type="string" table:style-name="ce1">
            <text:p>pulp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anón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irimoya</text:p>
          </table:table-cell>
          <table:table-cell office:value-type="string" table:style-name="ce1">
            <text:p>pulp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chirimoya sin lech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polv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ucharad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litro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litro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fresc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litro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lat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rin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polv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ucharad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litro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rin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litro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rin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fresc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litro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rin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lat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rin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con hari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polv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ucharad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litro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n polvo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litro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evapor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fresc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litro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leche fresc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lat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yem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con menos leche condensada sin harina ni maicen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zcocho</text:p>
          </table:table-cell>
          <table:table-cell office:value-type="string" table:style-name="ce1">
            <text:p>moli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 2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.25" table:style-name="ce1">
            <text:p>1.25</text:p>
          </table:table-cell>
          <table:table-cell office:value-type="string" table:style-name="ce1">
            <text:p>lata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 2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rin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 2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 2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 2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ralladu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 2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 2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limón 2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66" table:style-name="ce1">
            <text:p>0.66</text:p>
          </table:table-cell>
          <table:table-cell office:value-type="string" table:style-name="ce1">
            <text:p>taza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mang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mang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66" table:style-name="ce1">
            <text:p>0.66</text:p>
          </table:table-cell>
          <table:table-cell office:value-type="string" table:style-name="ce1">
            <text:p>taza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mang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mang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go</text:p>
          </table:table-cell>
          <table:table-cell office:value-type="string" table:style-name="ce1">
            <text:p>pulpa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taza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mang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mey</text:p>
          </table:table-cell>
          <table:table-cell office:value-type="string" table:style-name="ce1">
            <text:p>pulpa</text:p>
          </table:table-cell>
          <table:table-cell office:value-type="float" office:value="1.25" table:style-name="ce1">
            <text:p>1.25</text:p>
          </table:table-cell>
          <table:table-cell office:value-type="string" table:style-name="ce1">
            <text:p>taza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mamey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mamey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mamey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mamey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apote</text:p>
          </table:table-cell>
          <table:table-cell office:value-type="string" table:style-name="ce1">
            <text:p>pulpa</text:p>
          </table:table-cell>
          <table:table-cell office:value-type="float" office:value="1.25" table:style-name="ce1">
            <text:p>1.25</text:p>
          </table:table-cell>
          <table:table-cell office:value-type="string" table:style-name="ce1">
            <text:p>taza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zapo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string" table:style-name="ce1">
            <text:p>taza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zapo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zapo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zapo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naranja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ña</text:p>
          </table:table-cell>
          <table:table-cell office:value-type="string" table:style-name="ce1">
            <text:p>picada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naranja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ranja</text:p>
          </table:table-cell>
          <table:table-cell office:value-type="string" table:style-name="ce1">
            <text:p>jugo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naranja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ña</text:p>
          </table:table-cell>
          <table:table-cell office:value-type="string" table:style-name="ce1">
            <text:p>jugo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naranja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naranja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naranja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ña</text:p>
          </table:table-cell>
          <table:table-cell office:value-type="string" table:style-name="ce1">
            <text:p>jugo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atano</text:p>
          </table:table-cell>
          <table:table-cell office:value-type="string" table:style-name="ce1">
            <text:p>frut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nidad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latan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lat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latan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latan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latan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platan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.25" table:style-name="ce1">
            <text:p>1.25</text:p>
          </table:table-cell>
          <table:table-cell office:value-type="string" table:style-name="ce1">
            <text:p>taza</text:p>
          </table:table-cell>
          <table:table-cell office:value-type="float" office:value="1.25" table:style-name="ce1">
            <text:p>1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rina</text:p>
          </table:table-cell>
          <table:table-cell office:value-type="string" table:style-name="ce1">
            <text:p>trig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charad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office:value-type="string" table:style-name="ce1">
            <text:p>clar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idad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lado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tec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tec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tec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icen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tec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nidad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tec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antec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Helad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condensad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che con refresc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ielo</text:p>
          </table:table-cell>
          <table:table-cell office:value-type="string" table:style-name="ce1">
            <text:p>pica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s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che con refresc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fresco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string" table:style-name="ce1">
            <text:p>vaso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che con refresc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vaso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che con refresco y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la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ol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che con refresco y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fresco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vaso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eche con refresco y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ló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a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elón relleno con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lad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bol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elón relleno con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lón</text:p>
          </table:table-cell>
          <table:table-cell office:value-type="string" table:style-name="ce1">
            <text:p>de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s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fresco carib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fresco carib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taz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fresco carib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office:value-type="string" table:style-name="ce1">
            <text:p>blanca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caramel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caramel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otas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caramel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ocolat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libr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chocola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chocola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chocola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chocola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z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m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ña</text:p>
          </table:table-cell>
          <table:table-cell office:value-type="string" table:style-name="ce1">
            <text:p>melado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m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ucharad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m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cucharad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m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m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string" table:style-name="ce1">
            <text:p>cucharad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m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che</text:p>
          </table:table-cell>
          <table:table-cell office:value-type="string" table:style-name="ce1">
            <text:p>evaporad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ucharad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m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iña</text:p>
          </table:table-cell>
          <table:table-cell office:value-type="string" table:style-name="ce1">
            <text:p>jug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z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ta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piñ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taza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</text:p>
          </table:table-cell>
          <table:table-cell table:style-name="ce1"/>
          <table:table-cell office:value-type="float" office:value="0.125" table:style-name="ce1">
            <text:p>0.125</text:p>
          </table:table-cell>
          <table:table-cell office:value-type="string" table:style-name="ce1">
            <text:p>cucharada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office:value-type="string" table:style-name="ce1">
            <text:p>jugo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ta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charad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rope de vainill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taz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é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ucharad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é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ucharad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é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món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é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iel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avet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é helad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ocolate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libr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 helada de chocola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ntequilla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string" table:style-name="ce1">
            <text:p>libra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 helada de chocola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uev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unidad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 helada de chocola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office:value-type="string" table:style-name="ce1">
            <text:p>blanca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taza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 helada de chocola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in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uchara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rta helada de chocolate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gurt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string" table:style-name="ce1">
            <text:p>vaso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gurt con so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gua</text:p>
          </table:table-cell>
          <table:table-cell office:value-type="string" table:style-name="ce1">
            <text:p>efervescente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vaso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gurt con sod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gurt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string" table:style-name="ce1">
            <text:p>vaso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gurt con refresc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fresco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string" table:style-name="ce1">
            <text:p>vaso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gurt con refresco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ogurt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string" table:style-name="ce1">
            <text:p>vaso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gurt con malt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lta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string" table:style-name="ce1">
            <text:p>vaso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ogurt con malta</text:p>
          </table:table-cell>
          <table:table-cell office:value-type="string" table:style-name="ce1">
            <text:p>Helados y refrescos</text:p>
          </table:table-cell>
          <table:table-cell office:value-type="string" table:style-name="ce1">
            <text:p>Refresco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zúcar</text:p>
          </table:table-cell>
          <table:table-cell office:value-type="string" table:style-name="ce1">
            <text:p>blanca</text:p>
          </table:table-cell>
          <table:table-cell office:value-type="float" office:value="0.75" table:style-name="ce1">
            <text:p>0.75</text:p>
          </table:table-cell>
          <table:table-cell office:value-type="string" table:style-name="ce1">
            <text:p>taza</text:p>
          </table:table-cell>
          <table:table-cell office:value-type="float" office:value="0.75" table:style-name="ce1">
            <text:p>0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Los Postres</text:p>
          </table:table-cell>
          <table:table-cell office:value-type="string" table:style-name="ce1">
            <text:p>Caramelo</text:p>
          </table:table-cell>
          <table:table-cell table:number-columns-repeated="16375"/>
        </table:table-row>
        <table:table-row table:number-rows-repeated="10483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ot</meta:initial-creator>
    <dc:creator>Alexis Castillo</dc:creator>
    <meta:creation-date>2023-05-12T02:33:21Z</meta:creation-date>
    <dc:date>2023-05-19T15:14:01Z</dc:date>
  </office:meta>
</office:document-meta>
</file>